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2.572cm"/>
      <style:paragraph-properties style:writing-mode="lr-tb"/>
    </style:style>
    <style:style style:name="pr3" style:family="presentation" style:parent-style-name="Predeterminado-title">
      <style:graphic-properties fo:min-height="15.703cm"/>
      <style:paragraph-properties style:writing-mode="lr-tb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P4" style:family="paragraph">
      <style:paragraph-properties fo:text-align="center"/>
      <style:text-properties style:font-name="Calibri" fo:font-size="60pt" style:font-size-asian="60pt" style:font-size-complex="60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style:style style:name="T3" style:family="text">
      <style:text-properties style:font-name="Calibri" fo:font-size="60pt" fo:language="es" fo:country="MX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7.163cm" svg:x="0cm" svg:y="2.104cm" presentation:class="title" presentation:user-transformed="true">
          <draw:text-box>
            <text:p text:style-name="P1"><text:span text:style-name="T1">Cristo Es La Peña de Horeb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03cm" svg:x="0cm" svg:y="0cm" presentation:class="title" presentation:user-transformed="true">
          <draw:text-box>
            <text:p text:style-name="P3"><text:span text:style-name="T2">//Cristo es la peña de </text:span><text:span text:style-name="T3">Horeb</text:span><text:span text:style-name="T2"> que está brotando</text:span><text:span text:style-name="T2"><text:line-break/></text:span><text:span text:style-name="T2">Agua de vida saludable para ti//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03cm" svg:x="0cm" svg:y="0cm" presentation:class="title" presentation:user-transformed="true">
          <draw:text-box>
            <text:p text:style-name="P3"><text:span text:style-name="T2">Ven, a tomarla que es más dulce que la miel</text:span><text:span text:style-name="T2"><text:line-break/></text:span><text:span text:style-name="T2">Refresca el alma, refresca todo tu se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03cm" svg:x="0cm" svg:y="0cm" presentation:class="title" presentation:user-transformed="true">
          <draw:text-box>
            <text:p text:style-name="P4"><text:span text:style-name="T2">Cristo es la peña de Horeb que está brotando </text:span><text:span text:style-name="T2"><text:line-break/></text:span><text:span text:style-name="T2">Agua de vida saludable para ti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03cm" svg:x="0cm" svg:y="0cm" presentation:class="title" presentation:user-transformed="true">
          <draw:text-box>
            <text:p text:style-name="P4"><text:span text:style-name="T2">Cristo es el lirio del valle de las flores</text:span><text:span text:style-name="T2"><text:line-break/></text:span><text:span text:style-name="T2">Él es la rosa blanca y pura de Sharon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8cm" svg:height="15.703cm" svg:x="0cm" svg:y="0cm" presentation:class="title" presentation:user-transformed="true">
          <draw:text-box>
            <text:p text:style-name="P4"><text:span text:style-name="T2">Cristo es la vida y amor de los amores </text:span><text:span text:style-name="T2"><text:line-break/></text:span><text:span text:style-name="T2">Él es la eterna fuente de la salvación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8cm" svg:height="15.703cm" svg:x="0cm" svg:y="0cm" presentation:class="title" presentation:user-transformed="true">
          <draw:text-box>
            <text:p text:style-name="P3"><text:span text:style-name="T2">Ven, a tomarla que es más dulce que la miel</text:span><text:span text:style-name="T2"><text:line-break/></text:span><text:span text:style-name="T2">Refresca el alma, refresca todo tu se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3" draw:text-style-name="P3" draw:layer="layout" svg:width="28cm" svg:height="15.703cm" svg:x="0cm" svg:y="0cm" presentation:class="title" presentation:user-transformed="true">
          <draw:text-box>
            <text:p text:style-name="P4"><text:span text:style-name="T2">Cristo es la peña de Horeb que está brotando </text:span><text:span text:style-name="T2"><text:line-break/></text:span><text:span text:style-name="T2">Agua de vida saludable para ti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9T18:29:28.393000000</meta:creation-date>
    <dc:date>2023-01-19T18:43:04.284000000</dc:date>
    <meta:editing-duration>PT13M38S</meta:editing-duration>
    <meta:editing-cycles>1</meta:editing-cycles>
    <meta:document-statistic meta:object-count="45"/>
    <meta:generator>LibreOffice/7.4.4.2$Windows_X86_64 LibreOffice_project/85569322deea74ec9134968a29af2df5663baa21</meta:generator>
  </office:meta>
</office:document-meta>
</file>